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1B200009698000054ABB312A649B9EEC188.svg" manifest:media-type="image/svg+xml"/>
  <manifest:file-entry manifest:full-path="Pictures/1000000000000630000004A49B37A4239634B0B0.jpg" manifest:media-type="image/jpeg"/>
  <manifest:file-entry manifest:full-path="Pictures/1000000000000630000004A45E03E1AB12859942.jpg" manifest:media-type="image/jpeg"/>
  <manifest:file-entry manifest:full-path="Pictures/1000000000000630000004A4AFFA47784DCC82BF.jpg" manifest:media-type="image/jpeg"/>
  <manifest:file-entry manifest:full-path="Pictures/1000000000000630000004A48FB3BE577A68EC9E.jpg" manifest:media-type="image/jpeg"/>
  <manifest:file-entry manifest:full-path="Pictures/10000201000003AF0000021219F9D268C02F095A.png" manifest:media-type="image/png"/>
  <manifest:file-entry manifest:full-path="Pictures/1000000000000630000004A456028F0D4283B939.jpg" manifest:media-type="image/jpeg"/>
  <manifest:file-entry manifest:full-path="Pictures/1000000000000630000004A46569ABAC0FB7835E.jpg" manifest:media-type="image/jpeg"/>
  <manifest:file-entry manifest:full-path="Pictures/1000000000000630000004A42205AE02710679FE.jpg" manifest:media-type="image/jpeg"/>
  <manifest:file-entry manifest:full-path="Pictures/1000000000000630000004A41A02E5C9DE60FE8C.jpg" manifest:media-type="image/jpeg"/>
  <manifest:file-entry manifest:full-path="Pictures/1000000000000630000004A4BC751B29ABF231CF.jpg" manifest:media-type="image/jpeg"/>
  <manifest:file-entry manifest:full-path="Pictures/1000000000000630000004A4A87E833861D1ED2D.jpg" manifest:media-type="image/jpeg"/>
  <manifest:file-entry manifest:full-path="Pictures/1000000000000630000004A4097507E19883134B.jpg" manifest:media-type="image/jpeg"/>
  <manifest:file-entry manifest:full-path="Pictures/1000000000000630000004A4C60206D07D3C2DE3.jpg" manifest:media-type="image/jpeg"/>
  <manifest:file-entry manifest:full-path="Pictures/1000000000000630000004A48962082EE030DF1A.jpg" manifest:media-type="image/jpeg"/>
  <manifest:file-entry manifest:full-path="Pictures/1000000000000630000004A4308FC2D3634F5C23.jpg" manifest:media-type="image/jpeg"/>
  <manifest:file-entry manifest:full-path="Pictures/1000000000000630000004A4BF2F4192E13FEB6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bitmap" draw:fill-image-name="msFillBitmap_20_2" style:repeat="stretch" draw:textarea-vertical-align="top" draw:auto-grow-height="true" draw:fit-to-size="false" fo:min-height="0cm" fo:min-width="0cm" fo:padding-top="0cm" fo:padding-bottom="0cm" fo:padding-left="0cm" fo:padding-right="0cm" fo:wrap-option="wrap" fo:clip="rect(0cm, 0cm, 0cm, 0cm)"/>
    </style:style>
    <style:style style:name="gr3" style:family="graphic" style:parent-style-name="standard">
      <style:graphic-properties draw:stroke="none" svg:stroke-width="0cm" draw:fill="bitmap" draw:fill-image-name="msFillBitmap_20_3" style:repeat="stretch" draw:textarea-vertical-align="top" draw:auto-grow-height="true" draw:fit-to-size="false" fo:min-height="0cm" fo:min-width="0cm" fo:padding-top="0cm" fo:padding-bottom="0cm" fo:padding-left="0cm" fo:padding-right="0cm" fo:wrap-option="wrap" fo:clip="rect(0cm, 0cm, 0cm, 0cm)"/>
    </style:style>
    <style:style style:name="gr4" style:family="graphic" style:parent-style-name="standard">
      <style:graphic-properties draw:stroke="none" svg:stroke-width="0cm" draw:fill="bitmap" draw:fill-image-name="msFillBitmap_20_4" style:repeat="stretch" draw:textarea-vertical-align="top" draw:auto-grow-height="true" draw:fit-to-size="false" fo:min-height="0cm" fo:min-width="0cm" fo:padding-top="0cm" fo:padding-bottom="0cm" fo:padding-left="0cm" fo:padding-right="0cm" fo:wrap-option="wrap" fo:clip="rect(0cm, 0cm, 0cm, 0cm)"/>
    </style:style>
    <style:style style:name="gr5" style:family="graphic" style:parent-style-name="standard">
      <style:graphic-properties draw:stroke="none" svg:stroke-width="0cm" draw:fill="bitmap" draw:fill-image-name="msFillBitmap_20_5" style:repeat="stretch" draw:textarea-vertical-align="top" draw:auto-grow-height="true" draw:fit-to-size="false" fo:min-height="0cm" fo:min-width="0cm" fo:padding-top="0cm" fo:padding-bottom="0cm" fo:padding-left="0cm" fo:padding-right="0cm" fo:wrap-option="wrap" fo:clip="rect(0cm, 0cm, 0cm, 0cm)"/>
    </style:style>
    <style:style style:name="gr6" style:family="graphic" style:parent-style-name="standard">
      <style:graphic-properties draw:stroke="none" svg:stroke-width="0cm" draw:fill="bitmap" draw:fill-image-name="msFillBitmap_20_6" style:repeat="stretch" draw:textarea-vertical-align="top" draw:auto-grow-height="true" draw:fit-to-size="false" fo:min-height="0cm" fo:min-width="0cm" fo:padding-top="0cm" fo:padding-bottom="0cm" fo:padding-left="0cm" fo:padding-right="0cm" fo:wrap-option="wrap" fo:clip="rect(0cm, 0cm, 0cm, 0cm)"/>
    </style:style>
    <style:style style:name="gr7" style:family="graphic" style:parent-style-name="standard">
      <style:graphic-properties draw:stroke="none" svg:stroke-width="0cm" draw:fill="bitmap" draw:fill-image-name="msFillBitmap_20_7" style:repeat="stretch" draw:textarea-vertical-align="top" draw:auto-grow-height="true" draw:fit-to-size="false" fo:min-height="0cm" fo:min-width="0cm" fo:padding-top="0cm" fo:padding-bottom="0cm" fo:padding-left="0cm" fo:padding-right="0cm" fo:wrap-option="wrap" fo:clip="rect(0cm, 0cm, 0cm, 0cm)"/>
    </style:style>
    <style:style style:name="gr8" style:family="graphic" style:parent-style-name="standard">
      <style:graphic-properties draw:stroke="none" svg:stroke-width="0cm" draw:fill="bitmap" draw:fill-image-name="msFillBitmap_20_8" style:repeat="stretch" draw:textarea-vertical-align="top" draw:auto-grow-height="true" draw:fit-to-size="false" fo:min-height="0cm" fo:min-width="0cm" fo:padding-top="0cm" fo:padding-bottom="0cm" fo:padding-left="0cm" fo:padding-right="0cm" fo:wrap-option="wrap" fo:clip="rect(0cm, 0cm, 0cm, 0cm)"/>
    </style:style>
    <style:style style:name="gr9" style:family="graphic" style:parent-style-name="standard">
      <style:graphic-properties draw:stroke="none" svg:stroke-width="0cm" draw:fill="bitmap" draw:fill-image-name="msFillBitmap_20_9" style:repeat="stretch" draw:textarea-vertical-align="top" draw:auto-grow-height="true" draw:fit-to-size="false" fo:min-height="0cm" fo:min-width="0cm" fo:padding-top="0cm" fo:padding-bottom="0cm" fo:padding-left="0cm" fo:padding-right="0cm" fo:wrap-option="wrap" fo:clip="rect(0cm, 0cm, 0cm, 0cm)"/>
    </style:style>
    <style:style style:name="gr10" style:family="graphic" style:parent-style-name="standard">
      <style:graphic-properties draw:stroke="none" svg:stroke-width="0cm" draw:fill="bitmap" draw:fill-image-name="msFillBitmap_20_10" style:repeat="stretch" draw:textarea-vertical-align="top" draw:auto-grow-height="true" draw:fit-to-size="false" fo:min-height="0cm" fo:min-width="0cm" fo:padding-top="0cm" fo:padding-bottom="0cm" fo:padding-left="0cm" fo:padding-right="0cm" fo:wrap-option="wrap" fo:clip="rect(0cm, 0cm, 0cm, 0cm)"/>
    </style:style>
    <style:style style:name="gr11" style:family="graphic" style:parent-style-name="standard">
      <style:graphic-properties draw:stroke="none" svg:stroke-width="0cm" draw:fill="bitmap" draw:fill-image-name="msFillBitmap_20_11" style:repeat="stretch" draw:textarea-vertical-align="top" draw:auto-grow-height="true" draw:fit-to-size="false" fo:min-height="0cm" fo:min-width="0cm" fo:padding-top="0cm" fo:padding-bottom="0cm" fo:padding-left="0cm" fo:padding-right="0cm" fo:wrap-option="wrap" fo:clip="rect(0cm, 0cm, 0cm, 0cm)"/>
    </style:style>
    <style:style style:name="gr12" style:family="graphic" style:parent-style-name="standard">
      <style:graphic-properties draw:stroke="none" svg:stroke-width="0cm" draw:fill="bitmap" draw:fill-image-name="msFillBitmap_20_12" style:repeat="stretch" draw:textarea-vertical-align="top" draw:auto-grow-height="true" draw:fit-to-size="false" fo:min-height="0cm" fo:min-width="0cm" fo:padding-top="0cm" fo:padding-bottom="0cm" fo:padding-left="0cm" fo:padding-right="0cm" fo:wrap-option="wrap" fo:clip="rect(0cm, 0cm, 0cm, 0cm)"/>
    </style:style>
    <style:style style:name="gr13" style:family="graphic" style:parent-style-name="standard">
      <style:graphic-properties draw:stroke="none" svg:stroke-width="0cm" draw:fill="bitmap" draw:fill-image-name="msFillBitmap_20_13" style:repeat="stretch" draw:textarea-vertical-align="top" draw:auto-grow-height="true" draw:fit-to-size="false" fo:min-height="0cm" fo:min-width="0cm" fo:padding-top="0cm" fo:padding-bottom="0cm" fo:padding-left="0cm" fo:padding-right="0cm" fo:wrap-option="wrap" fo:clip="rect(0cm, 0cm, 0cm, 0cm)"/>
    </style:style>
    <style:style style:name="gr14" style:family="graphic" style:parent-style-name="standard">
      <style:graphic-properties draw:stroke="none" svg:stroke-width="0cm" draw:fill="bitmap" draw:fill-image-name="msFillBitmap_20_14" style:repeat="stretch" draw:textarea-vertical-align="top" draw:auto-grow-height="true" draw:fit-to-size="false" fo:min-height="0cm" fo:min-width="0cm" fo:padding-top="0cm" fo:padding-bottom="0cm" fo:padding-left="0cm" fo:padding-right="0cm" fo:wrap-option="wrap" fo:clip="rect(0cm, 0cm, 0cm, 0cm)"/>
    </style:style>
    <style:style style:name="gr15" style:family="graphic" style:parent-style-name="standard">
      <style:graphic-properties draw:stroke="none" svg:stroke-width="0cm" draw:fill="bitmap" draw:fill-image-name="msFillBitmap_20_15" style:repeat="stretch" draw:textarea-vertical-align="top" draw:auto-grow-height="true" draw:fit-to-size="false" fo:min-height="0cm" fo:min-width="0cm" fo:padding-top="0cm" fo:padding-bottom="0cm" fo:padding-left="0cm" fo:padding-right="0cm" fo:wrap-option="wrap" fo:clip="rect(0cm, 0cm, 0cm, 0cm)"/>
    </style:style>
    <style:style style:name="pr1" style:family="presentation" style:parent-style-name="Metropolis-title">
      <style:graphic-properties fo:min-height="7.599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5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6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7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8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P9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8pt"/>
    </style:style>
    <style:style style:name="P10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18pt"/>
    </style:style>
    <style:style style:name="P11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size="18pt"/>
    </style:style>
    <style:style style:name="P12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18pt"/>
    </style:style>
    <style:style style:name="P13" style:family="paragraph">
      <loext:graphic-properties draw:fill="bitmap" draw:fill-image-name="msFillBitmap_20_12" style:repeat="stretch"/>
      <style:paragraph-properties fo:text-align="start" style:font-independent-line-spacing="true"/>
      <style:text-properties fo:font-size="18pt"/>
    </style:style>
    <style:style style:name="P14" style:family="paragraph">
      <loext:graphic-properties draw:fill="bitmap" draw:fill-image-name="msFillBitmap_20_13" style:repeat="stretch"/>
      <style:paragraph-properties fo:text-align="start" style:font-independent-line-spacing="true"/>
      <style:text-properties fo:font-size="18pt"/>
    </style:style>
    <style:style style:name="P15" style:family="paragraph">
      <loext:graphic-properties draw:fill="bitmap" draw:fill-image-name="msFillBitmap_20_14" style:repeat="stretch"/>
      <style:paragraph-properties fo:text-align="start" style:font-independent-line-spacing="true"/>
      <style:text-properties fo:font-size="18pt"/>
    </style:style>
    <style:style style:name="P16" style:family="paragraph">
      <loext:graphic-properties draw:fill="bitmap" draw:fill-image-name="msFillBitmap_20_15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1">
        <draw:frame presentation:style-name="pr1" draw:layer="layout" svg:width="25.654cm" svg:height="7.599cm" svg:x="1.27cm" svg:y="6.858cm" presentation:class="title" presentation:user-transformed="true">
          <draw:text-box>
            <text:p><text:span text:style-name="T1">Capstone Project </text:span><text:span text:style-name="T1"><text:line-break/></text:span><text:span text:style-name="T1"> The Battle of Neighborhoods</text:span><text:span text:style-name="T1"><text:line-break/></text:span><text:span text:style-name="T1">Thao Ha</text:span>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1T1">
        <draw:custom-shape draw:name="object 1" draw:style-name="gr2" draw:text-style-name="P2" draw:layer="layout" svg:width="27.939cm" svg:height="20.954cm" svg:x="0cm" svg:y="0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1T1">
        <draw:custom-shape draw:name="object 1" draw:style-name="gr3" draw:text-style-name="P4" draw:layer="layout" svg:width="27.939cm" svg:height="20.954cm" svg:x="0cm" svg:y="0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1T1">
        <draw:custom-shape draw:name="object 1" draw:style-name="gr4" draw:text-style-name="P5" draw:layer="layout" svg:width="27.939cm" svg:height="20.954cm" svg:x="0cm" svg:y="0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1T1">
        <draw:custom-shape draw:name="object 1" draw:style-name="gr5" draw:text-style-name="P6" draw:layer="layout" svg:width="27.939cm" svg:height="20.954cm" svg:x="0cm" svg:y="0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1T1">
        <draw:custom-shape draw:name="object 1" draw:style-name="gr6" draw:text-style-name="P7" draw:layer="layout" svg:width="27.939cm" svg:height="20.954cm" svg:x="0cm" svg:y="0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1T1">
        <draw:custom-shape draw:name="object 1" draw:style-name="gr7" draw:text-style-name="P8" draw:layer="layout" svg:width="27.939cm" svg:height="20.954cm" svg:x="0cm" svg:y="0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1T1">
        <draw:custom-shape draw:name="object 1" draw:style-name="gr8" draw:text-style-name="P9" draw:layer="layout" svg:width="27.939cm" svg:height="20.954cm" svg:x="0cm" svg:y="0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1T1">
        <draw:custom-shape draw:name="object 1" draw:style-name="gr9" draw:text-style-name="P10" draw:layer="layout" svg:width="27.939cm" svg:height="20.954cm" svg:x="0cm" svg:y="0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1T1">
        <draw:custom-shape draw:name="object 1" draw:style-name="gr10" draw:text-style-name="P11" draw:layer="layout" svg:width="27.939cm" svg:height="20.954cm" svg:x="0cm" svg:y="0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1T1">
        <draw:custom-shape draw:name="object 1" draw:style-name="gr11" draw:text-style-name="P12" draw:layer="layout" svg:width="27.939cm" svg:height="20.954cm" svg:x="0cm" svg:y="0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1T1">
        <draw:custom-shape draw:name="object 1" draw:style-name="gr12" draw:text-style-name="P13" draw:layer="layout" svg:width="27.939cm" svg:height="20.954cm" svg:x="0cm" svg:y="0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1T1">
        <draw:custom-shape draw:name="object 1" draw:style-name="gr13" draw:text-style-name="P14" draw:layer="layout" svg:width="27.939cm" svg:height="20.954cm" svg:x="0cm" svg:y="0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1T1">
        <draw:custom-shape draw:name="object 1" draw:style-name="gr14" draw:text-style-name="P15" draw:layer="layout" svg:width="27.939cm" svg:height="20.954cm" svg:x="0cm" svg:y="0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1T1">
        <draw:custom-shape draw:name="object 1" draw:style-name="gr15" draw:text-style-name="P16" draw:layer="layout" svg:width="27.939cm" svg:height="20.954cm" svg:x="0cm" svg:y="0.3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630000004A4C60206D07D3C2DE3.jpg" xlink:type="simple" xlink:show="embed" xlink:actuate="onLoad"/>
    <draw:fill-image draw:name="msFillBitmap_20_10" draw:display-name="msFillBitmap 10" xlink:href="Pictures/1000000000000630000004A41A02E5C9DE60FE8C.jpg" xlink:type="simple" xlink:show="embed" xlink:actuate="onLoad"/>
    <draw:fill-image draw:name="msFillBitmap_20_11" draw:display-name="msFillBitmap 11" xlink:href="Pictures/1000000000000630000004A46569ABAC0FB7835E.jpg" xlink:type="simple" xlink:show="embed" xlink:actuate="onLoad"/>
    <draw:fill-image draw:name="msFillBitmap_20_12" draw:display-name="msFillBitmap 12" xlink:href="Pictures/1000000000000630000004A4308FC2D3634F5C23.jpg" xlink:type="simple" xlink:show="embed" xlink:actuate="onLoad"/>
    <draw:fill-image draw:name="msFillBitmap_20_13" draw:display-name="msFillBitmap 13" xlink:href="Pictures/1000000000000630000004A4BC751B29ABF231CF.jpg" xlink:type="simple" xlink:show="embed" xlink:actuate="onLoad"/>
    <draw:fill-image draw:name="msFillBitmap_20_14" draw:display-name="msFillBitmap 14" xlink:href="Pictures/1000000000000630000004A42205AE02710679FE.jpg" xlink:type="simple" xlink:show="embed" xlink:actuate="onLoad"/>
    <draw:fill-image draw:name="msFillBitmap_20_15" draw:display-name="msFillBitmap 15" xlink:href="Pictures/1000000000000630000004A4A87E833861D1ED2D.jpg" xlink:type="simple" xlink:show="embed" xlink:actuate="onLoad"/>
    <draw:fill-image draw:name="msFillBitmap_20_2" draw:display-name="msFillBitmap 2" xlink:href="Pictures/1000000000000630000004A4097507E19883134B.jpg" xlink:type="simple" xlink:show="embed" xlink:actuate="onLoad"/>
    <draw:fill-image draw:name="msFillBitmap_20_3" draw:display-name="msFillBitmap 3" xlink:href="Pictures/1000000000000630000004A4BF2F4192E13FEB65.jpg" xlink:type="simple" xlink:show="embed" xlink:actuate="onLoad"/>
    <draw:fill-image draw:name="msFillBitmap_20_4" draw:display-name="msFillBitmap 4" xlink:href="Pictures/1000000000000630000004A48962082EE030DF1A.jpg" xlink:type="simple" xlink:show="embed" xlink:actuate="onLoad"/>
    <draw:fill-image draw:name="msFillBitmap_20_5" draw:display-name="msFillBitmap 5" xlink:href="Pictures/1000000000000630000004A456028F0D4283B939.jpg" xlink:type="simple" xlink:show="embed" xlink:actuate="onLoad"/>
    <draw:fill-image draw:name="msFillBitmap_20_6" draw:display-name="msFillBitmap 6" xlink:href="Pictures/1000000000000630000004A48FB3BE577A68EC9E.jpg" xlink:type="simple" xlink:show="embed" xlink:actuate="onLoad"/>
    <draw:fill-image draw:name="msFillBitmap_20_7" draw:display-name="msFillBitmap 7" xlink:href="Pictures/1000000000000630000004A4AFFA47784DCC82BF.jpg" xlink:type="simple" xlink:show="embed" xlink:actuate="onLoad"/>
    <draw:fill-image draw:name="msFillBitmap_20_8" draw:display-name="msFillBitmap 8" xlink:href="Pictures/1000000000000630000004A45E03E1AB12859942.jpg" xlink:type="simple" xlink:show="embed" xlink:actuate="onLoad"/>
    <draw:fill-image draw:name="msFillBitmap_20_9" draw:display-name="msFillBitmap 9" xlink:href="Pictures/1000000000000630000004A49B37A4239634B0B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96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61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767cm" fo:text-indent="0cm"/>
      <style:text-properties fo:color="#ffffff" fo:font-size="54.099998474121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574cm" fo:text-indent="0cm"/>
      <style:text-properties fo:color="#ffffff" fo:font-size="46.2999992370605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382cm" fo:text-indent="0cm"/>
      <style:text-properties fo:color="#ffffff" fo:font-size="38.5999984741211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189cm" fo:text-indent="0cm"/>
      <style:text-properties fo:color="#ffffff" fo:font-size="38.5999984741211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189cm" fo:text-indent="0cm"/>
      <style:text-properties fo:color="#ffffff" fo:font-size="38.5999984741211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189cm" fo:text-indent="0cm"/>
      <style:text-properties fo:color="#ffffff" fo:font-size="38.5999984741211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draw:fit-to-size="false" fo:min-height="3.605cm" fo:padding-top="0cm" fo:padding-bottom="0cm" fo:padding-left="0cm" fo:padding-right="0cm" fo:wrap-option="wrap"/>
    </style:style>
    <style:style style:name="Mpr2" style:family="presentation" style:parent-style-name="Default-outline1">
      <style:graphic-properties draw:stroke="none" svg:stroke-width="0cm" draw:fill="none" draw:textarea-vertical-align="top" draw:auto-grow-height="false" draw:fit-to-size="false" fo:min-height="12.522cm" fo:padding-top="0cm" fo:padding-bottom="0cm" fo:padding-left="0cm" fo:padding-right="0cm" fo:wrap-option="wrap"/>
    </style:style>
    <style:style style:name="Mpr3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fo:min-height="12.522cm" fo:padding-top="0cm" fo:padding-bottom="0cm" fo:padding-left="0cm" fo:padding-right="0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etropolis-title">
      <style:graphic-properties draw:auto-grow-height="false" fo:min-height="3.507cm"/>
    </style:style>
    <style:style style:name="Mpr7" style:family="presentation" style:parent-style-name="Metropolis-outline1" style:list-style-name="ML12">
      <style:graphic-properties fo:min-height="12.18cm"/>
    </style:style>
    <style:style style:name="Mpr8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9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MP9" style:family="paragraph">
      <style:paragraph-properties fo:margin-left="1.27cm" fo:margin-right="0cm" fo:margin-top="0cm" fo:margin-bottom="0cm" fo:text-align="start" fo:text-indent="0cm"/>
    </style:style>
    <style:style style:name="MP10" style:family="paragraph">
      <style:paragraph-properties fo:margin-left="2.54cm" fo:margin-right="0cm" fo:margin-top="0cm" fo:margin-bottom="0cm" fo:text-align="start" fo:text-indent="0cm"/>
    </style:style>
    <style:style style:name="MP11" style:family="paragraph">
      <style:paragraph-properties fo:margin-left="3.81cm" fo:margin-right="0cm" fo:margin-top="0cm" fo:margin-bottom="0cm" fo:text-align="start" fo:text-indent="0cm"/>
    </style:style>
    <style:style style:name="MP12" style:family="paragraph">
      <style:paragraph-properties fo:margin-left="5.08cm" fo:margin-right="0cm" fo:margin-top="0cm" fo:margin-bottom="0cm" fo:text-align="start" fo:text-indent="0cm"/>
    </style:style>
    <style:style style:name="MP13" style:family="paragraph">
      <style:paragraph-properties fo:margin-top="0cm" fo:margin-bottom="0cm" fo:line-height="100%" fo:text-align="start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5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MP16" style:family="paragraph">
      <loext:graphic-properties draw:fill="none"/>
      <style:paragraph-properties fo:text-align="center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variant="normal" fo:text-transform="none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MT3" style:family="text">
      <style:text-properties fo:color="#ffffff" fo:font-size="14pt" style:font-size-asian="14pt" style:font-size-complex="14pt"/>
    </style:style>
    <style:style style:name="MT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draw:name="Header 1" presentation:style-name="Mpr1" draw:text-style-name="MP6" draw:layer="backgroundobjects" svg:width="18.882cm" svg:height="4.752cm" svg:x="1.049cm" svg:y="1.188cm" presentation:class="title" presentation:user-transformed="true">
        <draw:text-box>
          <text:p text:style-name="MP5"><text:span text:style-name="MT1">Title</text:span></text:p>
        </draw:text-box>
      </draw:frame>
      <draw:frame draw:name="Text 2" presentation:style-name="Mpr2" draw:text-style-name="MP6" draw:layer="backgroundobjects" svg:width="18.882cm" svg:height="19.604cm" svg:x="1.049cm" svg:y="6.832cm" presentation:class="outline" presentation:user-transformed="true">
        <draw:text-box>
          <text:list text:style-name="ML3">
            <text:list-item>
              <text:p text:style-name="MP7"><text:span text:style-name="MT1">Click to edit the outline text format</text:span></text:p>
              <text:list>
                <text:list-item>
                  <text:p text:style-name="MP7"><text:span text:style-name="MT1">Second Outline Level</text:span></text:p>
                  <text:list>
                    <text:list-item>
                      <text:p text:style-name="MP7"><text:span text:style-name="MT1">Third Outline Level</text:span></text:p>
                      <text:list>
                        <text:list-item>
                          <text:p text:style-name="MP7"><text:span text:style-name="MT1">Fourth Outline Level</text:span></text:p>
                          <text:list>
                            <text:list-item>
                              <text:p text:style-name="MP7"><text:span text:style-name="MT1">Fifth Outline Level</text:span></text:p>
                              <text:list>
                                <text:list-item>
                                  <text:p text:style-name="MP7"><text:span text:style-name="MT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1">Seventh Outline LevelText</text:span></text:p>
          <text:p text:style-name="MP9"><text:span text:style-name="MT1">Second level</text:span></text:p>
          <text:p text:style-name="MP10"><text:span text:style-name="MT1">Third level</text:span></text:p>
          <text:p text:style-name="MP11"><text:span text:style-name="MT1">Fourth level</text:span></text:p>
          <text:p text:style-name="MP12"><text:span text:style-name="MT1">Fifth level</text:span></text:p>
        </draw:text-box>
      </draw:frame>
      <draw:frame draw:name="Date 3" presentation:style-name="Mpr3" draw:text-style-name="MP14" draw:layer="backgroundobjects" svg:width="4.825cm" svg:height="1.484cm" svg:x="1.049cm" svg:y="27.625cm" presentation:class="date-time" presentation:user-transformed="true">
        <draw:text-box>
          <text:p text:style-name="MP13"><text:span text:style-name="MT2"><text:date style:data-style-name="D1" text:date-value="2020-03-14">3/14/20</text:date></text:span></text:p>
        </draw:text-box>
      </draw:frame>
      <draw:frame draw:name="Footer 4" presentation:style-name="Mpr3" draw:text-style-name="MP14" draw:layer="backgroundobjects" svg:width="6.713cm" svg:height="1.484cm" svg:x="7.134cm" svg:y="27.625cm" presentation:class="footer" presentation:user-transformed="true">
        <draw:text-box>
          <text:p/>
        </draw:text-box>
      </draw:frame>
      <draw:frame draw:name="Slide number 5" presentation:style-name="Mpr3" draw:text-style-name="MP14" draw:layer="backgroundobjects" svg:width="4.825cm" svg:height="1.484cm" svg:x="15.107cm" svg:y="27.625cm" presentation:class="page-number" presentation:user-transformed="true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etropolis" style:page-layout-name="PM1" draw:style-name="Mdp2">
      <draw:frame draw:style-name="Mgr3" draw:text-style-name="MP16" draw:layer="backgroundobjects" svg:width="27.94cm" svg:height="21.59cm" svg:x="0cm" svg:y="0cm">
        <draw:image xlink:href="Pictures/100021B200009698000054ABB312A649B9EEC188.svg" xlink:type="simple" xlink:show="embed" xlink:actuate="onLoad">
          <text:p/>
        </draw:image>
        <draw:image xlink:href="Pictures/10000201000003AF0000021219F9D268C02F095A.png" xlink:type="simple" xlink:show="embed" xlink:actuate="onLoad"/>
      </draw:frame>
      <draw:frame presentation:style-name="Mpr6" draw:layer="backgroundobjects" svg:width="14.768cm" svg:height="2.742cm" svg:x="6.585cm" svg:y="0.822cm" presentation:class="title">
        <draw:text-box>
          <text:p>Click to edit the title text format</text:p>
        </draw:text-box>
      </draw:frame>
      <draw:frame presentation:style-name="Mpr7" draw:layer="backgroundobjects" svg:width="25.146cm" svg:height="16.696cm" svg:x="1.397cm" svg:y="5.209cm" presentation:class="outline">
        <draw:text-box>
          <text:list text:style-name="ML1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09cm" svg:height="1.489cm" svg:x="1.397cm" svg:y="19.668cm" presentation:class="date-time">
        <draw:text-box>
          <text:p text:style-name="MP1"><text:span text:style-name="MT3"><presentation:date-time/></text:span></text:p>
        </draw:text-box>
      </draw:frame>
      <draw:frame presentation:style-name="Mpr8" draw:text-style-name="MP18" draw:layer="backgroundobjects" svg:width="8.856cm" svg:height="1.489cm" svg:x="9.555cm" svg:y="19.668cm" presentation:class="footer">
        <draw:text-box>
          <text:p text:style-name="MP17"><text:span text:style-name="MT3"><presentation:footer/></text:span></text:p>
        </draw:text-box>
      </draw:frame>
      <draw:frame presentation:style-name="Mpr8" draw:text-style-name="MP4" draw:layer="backgroundobjects" svg:width="6.509cm" svg:height="1.489cm" svg:x="20.032cm" svg:y="19.668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4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4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4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tion PowerPoint</dc:title>
    <meta:editing-cycles>2</meta:editing-cycles>
    <dc:date>2020-03-14T07:29:37.528892540</dc:date>
    <meta:editing-duration>PT5M59S</meta:editing-duration>
    <meta:generator>LibreOffice/5.1.6.2$Linux_X86_64 LibreOffice_project/10m0$Build-2</meta:generator>
    <meta:document-statistic meta:object-count="78"/>
    <meta:user-defined meta:name="HyperlinksChanged" meta:value-type="boolean">false</meta:user-defined>
    <meta:user-defined meta:name="LinksUpToDate" meta:value-type="boolean">false</meta:user-defined>
    <meta:user-defined meta:name="PresentationFormat">On-screen Show (4:3)</meta:user-defined>
    <meta:user-defined meta:name="ScaleCrop" meta:value-type="boolean">false</meta:user-defined>
    <meta:user-defined meta:name="ShareDoc" meta:value-type="boolean">false</meta:user-defined>
  </office:meta>
</office:document-meta>
</file>